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6.15pt"/>
    </style:style>
    <style:style style:name="co2" style:family="table-column">
      <style:table-column-properties fo:break-before="auto" style:column-width="69.39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 style:rotation-align="none"/>
    </style:style>
    <style:style style:name="ce11" style:family="table-cell" style:parent-style-name="Default">
      <style:table-cell-properties fo:background-color="transparent"/>
    </style:style>
    <style:style style:name="T1" style:family="text">
      <style:text-properties style:font-name="Verdana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Verdana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Times New Roman" fo:font-size="7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7pt" style:font-size-complex="7pt" style:font-weight-asian="normal" style:font-weight-complex="normal" style:font-style-asian="normal" style:font-style-complex="normal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Cambria" fo:font-size="12pt" style:font-size-asian="12pt" style:font-size-complex="12pt"/>
    </style:style>
    <style:style style:name="T5" style:family="text">
      <style:text-properties fo:font-weight="normal" style:text-underline-style="none" style:text-underline-color="font-color" style:text-line-through-type="none" style:text-outline="false" fo:text-shadow="none" style:text-position="0%" style:font-weight-asian="normal" style:font-weight-complex="normal" style:font-name="Cambria" fo:font-size="12pt" style:font-size-asian="12pt" style:font-size-complex="12pt" fo:font-style="italic" style:font-style-asian="italic" style:font-style-complex="italic"/>
    </style:style>
    <style:style style:name="T6" style:family="text">
      <style:text-properties fo:font-weight="normal" style:text-underline-style="none" style:text-underline-color="font-color" style:text-line-through-type="none" style:text-outline="false" fo:text-shadow="none" style:text-position="0%" style:font-weight-asian="normal" style:font-weight-complex="normal" style:font-name="Cambria" fo:font-size="12pt" style:font-size-asian="12pt" style:font-size-complex="12pt" fo:font-style="normal" style:font-style-asian="normal" style:font-style-complex="normal"/>
    </style:style>
    <style:style style:name="T7" style:family="text">
      <style:text-properties style:font-name="Cambria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style:font-name="Cambria" fo:font-size="12pt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teration 2 correction gri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grated Networking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port for multiple machines demo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players <text:s/>support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um # of players (including Ais if any)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nimum # of human players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grated GUI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players displayed on each client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ds displayed correctly for all player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ELD and STUNNED displayed separately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 displays correctly updat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vanhoe handled correctly in GUI (regardless of whether or not it works correctly)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<text:span text:style-name="T7">Green</text:span><text:span text:style-name="T8"> tournament 4 players</text:span></text:p>
          </table:table-cell>
          <table:table-cell/>
          <table:table-cell table:style-name="ce6" office:value-type="string" calcext:value-type="string">
            <text:p><text:span text:style-name="T7">Yellow</text:span><text:span text:style-name="T8"> tournament 4 players</text:span></text:p>
          </table:table-cell>
          <table:table-cell/>
          <table:table-cell table:style-name="ce6" office:value-type="string" calcext:value-type="string">
            <text:p><text:span text:style-name="T7">Red</text:span><text:span text:style-name="T8"> tournament 4 players</text:span></text:p>
          </table:table-cell>
          <table:table-cell/>
          <table:table-cell table:style-name="ce6" office:value-type="string" calcext:value-type="string">
            <text:p><text:span text:style-name="T7">Blue</text:span><text:span text:style-name="T8"> tournament 4 players</text:span></text:p>
          </table:table-cell>
          <table:table-cell/>
          <table:table-cell table:style-name="ce6" office:value-type="string" calcext:value-type="string">
            <text:p><text:span text:style-name="T7">Purple</text:span><text:span text:style-name="T8"> tournament 4 players</text:span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ame logic (bullets refer to reqs)</text:p>
          </table:table-cell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a (1 starts, everybody else withdraws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b i (1 other plays one card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b ii (1 other plays several cards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c i (some others play one card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c ii (some others play several cards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d i (all players play one card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d ii (all players play several cards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e i <text:s/>(a player uses a single supporter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e ii <text:s/>(a player uses a single maiden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e iii <text:s/>(players use several maidens and supporters in one round)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f: use of supportersand maidens over several rou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     bullet  g: trying to play card(s) that are <text:span text:style-name="T1">not</text:span><text:span text:style-name="T2"> enough to become the leader of the tournament</text:span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h: a player can play only one maiden per tourna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i: winning and getting a tok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<text:s/>j: winning a purple tournament choosing a token</text:p>
          </table:table-cell>
          <table:table-cell table:number-columns-repeated="8" office:value-type="string" calcext:value-type="string">
            <text:p>n/a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5"/>bullet k: losing with a maiden and losing a toke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y/n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do you enforce NOT choosing a token already received when winning a purple tournam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st -&gt;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do you enforce that regardless of any card, a display cannot lose its last card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test -&gt;</text:p>
          </table:table-cell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Ivanhoe card supported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 you support logs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d you use logs for testing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rect for unshielded player</text:p>
          </table:table-cell>
          <table:table-cell/>
          <table:table-cell office:value-type="string" calcext:value-type="string">
            <text:p>correct for shielded player</text:p>
          </table:table-cell>
          <table:table-cell/>
          <table:table-cell office:value-type="string" calcext:value-type="string">
            <text:p>can be undone using Ivanhoe card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JUNIT test</text:p>
          </table:table-cell>
          <table:table-cell table:style-name="ce1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dg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grac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post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manoeuver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nter-charg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 lanc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pt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op weapon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ge weapon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horse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ck down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wit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unned</text:p>
          </table:table-cell>
          <table:table-cell/>
          <table:table-cell office:value-type="string" calcext:value-type="string">
            <text:p>y/n</text:p>
          </table:table-cell>
          <table:table-cell/>
          <table:table-cell table:number-columns-repeated="2" office:value-type="string" calcext:value-type="string">
            <text:p>y/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pecial scenarios (notice no c.)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.<text:span text:style-name="T3">     </text:span><text:span text:style-name="T4">the player who should start </text:span><text:span text:style-name="T5">cannot</text:span><text:span text:style-name="T6"> start a tournament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.<text:span text:style-name="T3">     </text:span><text:span text:style-name="T4">last tournament was purple, cannot be purple again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d.<text:span text:style-name="T3">     </text:span><text:span text:style-name="T4">trying to play invalid cards (wrong color)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e.<text:span text:style-name="T3">     </text:span><text:span text:style-name="T4">coming to end of deck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f.<text:span text:style-name="T3">      </text:span><text:span text:style-name="T4">using CHARGE in a green tournament with every player with only green 1s: one card must remain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g.<text:span text:style-name="T3">     </text:span><text:span text:style-name="T4">other example of overriding rule: at least one card must remain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h.<text:span text:style-name="T3">     </text:span><text:span text:style-name="T4">winning the game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i.<text:span text:style-name="T3">       </text:span><text:span text:style-name="T4">the deck uses 110 cards</text:span>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y/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AI strategies</text:p>
          </table:table-cell>
          <table:table-cell office:value-type="string" calcext:value-type="string">
            <text:p>demoed</text:p>
          </table:table-cell>
          <table:table-cell office:value-type="string" calcext:value-type="string">
            <text:p>Junit test(s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trategy 1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rategy 2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re strategie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 of strategy pattern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 single player can play against Ais</text:p>
          </table:table-cell>
          <table:table-cell office:value-type="string" calcext:value-type="string">
            <text:p>y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2"/>
          <table:table-cell table:number-columns-repeated="1023"/>
        </table:table-row>
        <table:table-row table:style-name="ro3">
          <table:table-cell table:style-name="ce2"/>
          <table:table-cell table:style-name="ce1" office:value-type="string" calcext:value-type="string">
            <text:p>JUNIT test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cceed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Bells and whistles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resizable cards</text:p>
          </table:table-cell>
          <table:table-cell table:style-name="ce7"/>
          <table:table-cell office:value-type="string" calcext:value-type="string">
            <text:p>y (when hovering over cards, they are resized to be larger above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isabling cards that cannot be played</text:p>
          </table:table-cell>
          <table:table-cell table:style-name="ce8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2"/>
          <table:table-cell table:style-name="ce9"/>
          <table:table-cell table:number-columns-repeated="1022"/>
        </table:table-row>
        <table:table-row table:style-name="ro3">
          <table:table-cell table:style-name="ce4" office:value-type="string" calcext:value-type="string">
            <text:p>&lt;add more rows here to list ALL nifty features of your GUI and their tests&gt;</text:p>
          </table:table-cell>
          <table:table-cell table:style-name="ce10"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play animation on action cards (gives chance to counter with Ivanhoe)</text:p>
          </table:table-cell>
          <table:table-cell table:style-name="ce7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&lt;add more rows here to list ALL featuresand tests pertaining to robust networking&gt;</text:p>
          </table:table-cell>
          <table:table-cell table:style-name="ce10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server can ban client ip addresses</text:p>
          </table:table-cell>
          <table:table-cell office:value-type="string" calcext:value-type="string">
            <text:p>ServerTest.TestBanClient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ver can unban client ip addresses</text:p>
          </table:table-cell>
          <table:table-cell office:value-type="string" calcext:value-type="string">
            <text:p>ServerTest.TestPardonClient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&lt;add more rows here to list ALL featuresand tests pertaining to robust playing&gt;</text:p>
          </table:table-cell>
          <table:table-cell table:style-name="ce10" table:number-columns-repeated="3"/>
          <table:table-cell table:number-columns-repeated="1020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3">
          <table:table-cell table:style-name="ce4" office:value-type="string" calcext:value-type="string">
            <text:p>&lt;add more rows here to list ALL other features and tests you want to highlight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bal chat</text:p>
          </table:table-cell>
          <table:table-cell table:style-name="ce7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ver can censor bad language from all chat</text:p>
          </table:table-cell>
          <table:table-cell table:style-name="ce7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ient can censor bad language from own chat</text:p>
          </table:table-cell>
          <table:table-cell table:style-name="ce11" office:value-type="string" calcext:value-type="string">
            <text:p>ClientTest.TestCensor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ver can translate all chat to another language (Old English included)</text:p>
          </table:table-cell>
          <table:table-cell table:style-name="ce7"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ient can translate own chat to another language (Old English included)</text:p>
          </table:table-cell>
          <table:table-cell table:style-name="ce11" office:value-type="string" calcext:value-type="string">
            <text:p>ClientTest.TestTranslate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an you somehow setup and play a specific non-networked game (ie players playing specific card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 one round</text:p>
          </table:table-cell>
          <table:table-cell table:style-name="ce7" office:value-type="string" calcext:value-type="string">
            <text:p>y/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ver several rounds</text:p>
          </table:table-cell>
          <table:table-cell table:style-name="ce7" office:value-type="string" calcext:value-type="string">
            <text:p>y/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n you somehow setup and play a specific <text:span text:style-name="T1">networked</text:span><text:span text:style-name="T2"> game (ie players playing specific cards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ver one round</text:p>
          </table:table-cell>
          <table:table-cell table:style-name="ce7" office:value-type="string" calcext:value-type="string">
            <text:p>y/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ver several rounds</text:p>
          </table:table-cell>
          <table:table-cell table:style-name="ce7" office:value-type="string" calcext:value-type="string">
            <text:p>y/n</text:p>
          </table:table-cell>
          <table:table-cell office:value-type="string" calcext:value-type="string">
            <text:p>if so, corresponding test: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Bonuses</text:p>
          </table:table-cell>
          <table:table-cell office:value-type="string" calcext:value-type="string">
            <text:p>ALL claimed bonuses must be described in your documentation 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You must spell out what s/w is needed and how to r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ou must provide a list of relevant tests AND proof these test succe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oof can take the form of a snapshot of a window in which tests are shown to have run 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ou could include a video of the tests being ru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moed?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bot test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cumber test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ed test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approach to testing networked games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-time Ivanhoe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d you provide a video of your game</text:p>
          </table:table-cell>
          <table:table-cell office:value-type="string" calcext:value-type="string">
            <text:p>y/n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Verdana" fo:font-family="Verdana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pierre corriveau</meta:initial-creator>
    <meta:creation-date>2016-03-23T18:12:45</meta:creation-date>
    <dc:date>2016-04-05T11:18:29.054000000</dc:date>
    <meta:generator>LibreOffice/5.1.0.3$Windows_x86 LibreOffice_project/5e3e00a007d9b3b6efb6797a8b8e57b51ab1f737</meta:generator>
    <meta:editing-duration>PT45M37S</meta:editing-duration>
    <meta:editing-cycles>5</meta:editing-cycles>
    <meta:document-statistic meta:table-count="1" meta:cell-count="356" meta:object-count="0"/>
    <meta:user-defined meta:name="AppVersion">14.0300</meta:user-defined>
    <meta:user-defined meta:name="Company">Carleton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